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4">
      <style:text-properties officeooo:paragraph-rsid="001b4756"/>
    </style:style>
    <style:style style:name="P2" style:family="paragraph" style:parent-style-name="Text_20_body" style:list-style-name="L5"/>
    <style:style style:name="P3" style:family="paragraph" style:parent-style-name="Text_20_body" style:list-style-name="L6"/>
    <style:style style:name="P4" style:family="paragraph" style:parent-style-name="Text_20_body" style:list-style-name="L7"/>
    <style:style style:name="P5" style:family="paragraph" style:parent-style-name="Text_20_body" style:list-style-name="L8">
      <style:text-properties officeooo:paragraph-rsid="0020730c"/>
    </style:style>
    <style:style style:name="P6" style:family="paragraph" style:parent-style-name="Text_20_body" style:list-style-name="L9"/>
    <style:style style:name="P7" style:family="paragraph" style:parent-style-name="Text_20_body" style:list-style-name="L10"/>
    <style:style style:name="P8" style:family="paragraph" style:parent-style-name="Text_20_body">
      <style:text-properties officeooo:paragraph-rsid="0011c8ce"/>
    </style:style>
    <style:style style:name="P9" style:family="paragraph" style:parent-style-name="Text_20_body">
      <style:text-properties officeooo:rsid="00154a67" officeooo:paragraph-rsid="00154a67"/>
    </style:style>
    <style:style style:name="P10" style:family="paragraph" style:parent-style-name="Text_20_body">
      <style:text-properties officeooo:rsid="00154a67" officeooo:paragraph-rsid="0016ae94"/>
    </style:style>
    <style:style style:name="P11" style:family="paragraph" style:parent-style-name="Text_20_body">
      <style:text-properties officeooo:rsid="0016ae94" officeooo:paragraph-rsid="0016ae94"/>
    </style:style>
    <style:style style:name="P12" style:family="paragraph" style:parent-style-name="Text_20_body" style:list-style-name="L11">
      <style:text-properties officeooo:rsid="0016ae94" officeooo:paragraph-rsid="0016ae94"/>
    </style:style>
    <style:style style:name="P13" style:family="paragraph" style:parent-style-name="Text_20_body" style:list-style-name="L11">
      <style:text-properties officeooo:rsid="0017d083" officeooo:paragraph-rsid="0017d083"/>
    </style:style>
    <style:style style:name="P14" style:family="paragraph" style:parent-style-name="Text_20_body">
      <style:text-properties officeooo:rsid="001811fc" officeooo:paragraph-rsid="001811fc"/>
    </style:style>
    <style:style style:name="P15" style:family="paragraph" style:parent-style-name="Text_20_body">
      <style:text-properties officeooo:paragraph-rsid="001811fc"/>
    </style:style>
    <style:style style:name="P16" style:family="paragraph" style:parent-style-name="Text_20_body">
      <style:text-properties officeooo:paragraph-rsid="001a86d2"/>
    </style:style>
    <style:style style:name="P17" style:family="paragraph" style:parent-style-name="Text_20_body">
      <style:text-properties officeooo:rsid="001d9e23" officeooo:paragraph-rsid="001d9e23"/>
    </style:style>
    <style:style style:name="P18" style:family="paragraph" style:parent-style-name="Text_20_body">
      <style:text-properties officeooo:paragraph-rsid="001eec11"/>
    </style:style>
    <style:style style:name="P19" style:family="paragraph" style:parent-style-name="Text_20_body">
      <style:text-properties officeooo:rsid="001eec11" officeooo:paragraph-rsid="001eec11"/>
    </style:style>
    <style:style style:name="P20" style:family="paragraph" style:parent-style-name="Text_20_body">
      <style:text-properties officeooo:rsid="001f48ad" officeooo:paragraph-rsid="0020180a"/>
    </style:style>
    <style:style style:name="P21" style:family="paragraph" style:parent-style-name="Text_20_body">
      <style:text-properties officeooo:paragraph-rsid="0020180a"/>
    </style:style>
    <style:style style:name="P22" style:family="paragraph" style:parent-style-name="Text_20_body" style:list-style-name="L8">
      <style:text-properties officeooo:rsid="00226375" officeooo:paragraph-rsid="00226375"/>
    </style:style>
    <style:style style:name="P23" style:family="paragraph" style:parent-style-name="Text_20_body">
      <style:text-properties officeooo:rsid="00226375" officeooo:paragraph-rsid="00226375"/>
    </style:style>
    <style:style style:name="P24" style:family="paragraph" style:parent-style-name="Text_20_body">
      <style:text-properties officeooo:paragraph-rsid="00226375"/>
    </style:style>
    <style:style style:name="P25" style:family="paragraph" style:parent-style-name="Text_20_body" style:list-style-name="L3">
      <style:paragraph-properties fo:margin-top="0cm" fo:margin-bottom="0cm" style:contextual-spacing="false"/>
    </style:style>
    <style:style style:name="P26" style:family="paragraph" style:parent-style-name="Text_20_body" style:list-style-name="L3">
      <style:paragraph-properties fo:margin-top="0cm" fo:margin-bottom="0cm" style:contextual-spacing="false"/>
      <style:text-properties officeooo:paragraph-rsid="001a70fd"/>
    </style:style>
    <style:style style:name="P27" style:family="paragraph" style:parent-style-name="Text_20_body" style:list-style-name="L4">
      <style:paragraph-properties fo:margin-top="0cm" fo:margin-bottom="0cm" style:contextual-spacing="false"/>
    </style:style>
    <style:style style:name="P28" style:family="paragraph" style:parent-style-name="Text_20_body" style:list-style-name="L4">
      <style:paragraph-properties fo:margin-top="0cm" fo:margin-bottom="0cm" style:contextual-spacing="false"/>
      <style:text-properties officeooo:paragraph-rsid="001a86d2"/>
    </style:style>
    <style:style style:name="P29" style:family="paragraph" style:parent-style-name="Text_20_body" style:list-style-name="L4">
      <style:paragraph-properties fo:margin-top="0cm" fo:margin-bottom="0cm" style:contextual-spacing="false"/>
      <style:text-properties officeooo:paragraph-rsid="001bf009"/>
    </style:style>
    <style:style style:name="P30" style:family="paragraph" style:parent-style-name="Text_20_body" style:list-style-name="L5">
      <style:paragraph-properties fo:margin-top="0cm" fo:margin-bottom="0cm" style:contextual-spacing="false"/>
    </style:style>
    <style:style style:name="P31" style:family="paragraph" style:parent-style-name="Text_20_body" style:list-style-name="L6">
      <style:paragraph-properties fo:margin-top="0cm" fo:margin-bottom="0cm" style:contextual-spacing="false"/>
    </style:style>
    <style:style style:name="P32" style:family="paragraph" style:parent-style-name="Text_20_body" style:list-style-name="L7">
      <style:paragraph-properties fo:margin-top="0cm" fo:margin-bottom="0cm" style:contextual-spacing="false"/>
    </style:style>
    <style:style style:name="P33" style:family="paragraph" style:parent-style-name="Text_20_body" style:list-style-name="L8">
      <style:paragraph-properties fo:margin-top="0cm" fo:margin-bottom="0cm" style:contextual-spacing="false"/>
    </style:style>
    <style:style style:name="P34" style:family="paragraph" style:parent-style-name="Text_20_body" style:list-style-name="L9">
      <style:paragraph-properties fo:margin-top="0cm" fo:margin-bottom="0cm" style:contextual-spacing="false"/>
    </style:style>
    <style:style style:name="P35" style:family="paragraph" style:parent-style-name="Text_20_body" style:list-style-name="L10">
      <style:paragraph-properties fo:margin-top="0cm" fo:margin-bottom="0cm" style:contextual-spacing="false"/>
    </style:style>
    <style:style style:name="P36" style:family="paragraph" style:parent-style-name="Text_20_body" style:list-style-name="L10">
      <style:paragraph-properties fo:margin-top="0cm" fo:margin-bottom="0cm" style:contextual-spacing="false"/>
      <style:text-properties officeooo:paragraph-rsid="002401c2"/>
    </style:style>
    <style:style style:name="T1" style:family="text">
      <style:text-properties style:text-position="33% 80%"/>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officeooo:rsid="0016ae94"/>
    </style:style>
    <style:style style:name="T6" style:family="text">
      <style:text-properties officeooo:rsid="001811fc"/>
    </style:style>
    <style:style style:name="T7" style:family="text">
      <style:text-properties officeooo:rsid="001a70fd"/>
    </style:style>
    <style:style style:name="T8" style:family="text">
      <style:text-properties officeooo:rsid="001a86d2"/>
    </style:style>
    <style:style style:name="T9" style:family="text">
      <style:text-properties officeooo:rsid="001b4756"/>
    </style:style>
    <style:style style:name="T10" style:family="text">
      <style:text-properties officeooo:rsid="001bf009"/>
    </style:style>
    <style:style style:name="T11" style:family="text">
      <style:text-properties officeooo:rsid="001bf33b"/>
    </style:style>
    <style:style style:name="T12" style:family="text">
      <style:text-properties officeooo:rsid="001d9e23"/>
    </style:style>
    <style:style style:name="T13" style:family="text">
      <style:text-properties officeooo:rsid="001eec11"/>
    </style:style>
    <style:style style:name="T14" style:family="text">
      <style:text-properties officeooo:rsid="001f48ad"/>
    </style:style>
    <style:style style:name="T15" style:family="text">
      <style:text-properties officeooo:rsid="0020180a"/>
    </style:style>
    <style:style style:name="T16" style:family="text">
      <style:text-properties officeooo:rsid="0020730c"/>
    </style:style>
    <style:style style:name="T17" style:family="text">
      <style:text-properties officeooo:rsid="00226375"/>
    </style:style>
    <style:style style:name="T18" style:family="text">
      <style:text-properties officeooo:rsid="002401c2"/>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mp it up!</text:h>
      <text:h text:style-name="Heading_20_2" text:outline-level="2">Action-based techniques for building accessible website</text:h>
      <text:p text:style-name="P8"><draw:frame draw:style-name="fr1" draw:name="graphics1" text:anchor-type="as-char" svg:width="16.163cm" svg:height="7.687cm" draw:z-index="0"><draw:image xlink:href="http://terracoda.ca/ramp/images/ramp.png" xlink:type="simple" xlink:show="embed" xlink:actuate="onLoad"/></draw:frame> </text:p>
      <text:p text:style-name="P8">Each content type &amp; design decision is a potential barrier (stair). The numbers associate each stair with techniques for building in the <text:span text:style-name="Emphasis">virtual ramp</text:span>. </text:p>
      <text:p text:style-name="P8"/>
      <text:p text:style-name="P9"><text:span text:style-name="T4">Accessible design progression.</text:span> Through activism and successful legislation, barriers in the physical world have slowly disappeared. In the case of this Apple Store in New York, the elevator, an accessibility feature, is the centre of the store's design.</text:p>
      <text:p text:style-name="P9"/>
      <text:p text:style-name="P9"><text:span text:style-name="T4">The web is a diverse place. </text:span>Users employ a diverse range of hardware and software, <text:span text:style-name="T3">assistive technologies</text:span>, to navigate the digital world. The hardware and software can be highly customized or the same technology that everyone uses, but perhaps used in a different way. People with disabilities are extremely innovative at overcoming barriers and have in fact pushed technological change that benefits everyone. In fact, when we consider the three personas below, really how can we say they are disabled? The technology they use helps them achieve their goals so they can successfully study, work and communicate.</text:p>
      <text:p text:style-name="P9"/>
      <text:p text:style-name="P10"><text:span text:style-name="T4">Definition of Web accessibility. “</text:span>Designing websites to accommodate the needs of the user by ensuring the websites present no barriers.” <text:span text:style-name="T5">When we take the responsibility or label of disability off the person and put it on the design, we suddenly see accessibility as an essential part of the design process and design thinking.</text:span></text:p>
      <text:p text:style-name="P11"><text:span text:style-name="T4">Open Web Standards. </text:span>HTML, CSS and ARIA together with accessible design thinking are how we build in accessibility to our projects.</text:p>
      <text:p text:style-name="P11">The Web Content Accessibility Guidelines have 4 main principles know as the POUR principles. These principles are what all other layers of guidance (guidelines, success criteria and conformance levels) <text:soft-page-break/>aim to achieve. Focusing on the broader principles can help us focus our understanding of what decisions to make. These principles are:</text:p>
      <text:list xml:id="list9181306927035837932" text:style-name="L11">
        <text:list-item>
          <text:p text:style-name="P12">Perceivable - users must be able to perceive the information being presented. The content can't be invisible to all of their senses). The user needs to be able to see it, hear it or feel it.</text:p>
        </text:list-item>
        <text:list-item>
          <text:p text:style-name="P12">Operable - users must be able to operate the interface. The interface cannot require interaction that a user cannot perform. A user should be able navigate content or fill in a form with the keyboard alone. Operating a mouse cannot be the only option.</text:p>
        </text:list-item>
        <text:list-item>
          <text:p text:style-name="P12">Understandable - users must be able to understand the information as well as the operation of the user interface. The content or operation cannot be beyond the user's understanding. Content should be at the reading level of the audience</text:p>
        </text:list-item>
        <text:list-item>
          <text:p text:style-name="P13">Robust - users must be able to access the content as technologies advance. As technologies and user agents evolve, the content should remain accessible. Building to an accessible standard helps future proof your web content or web site.</text:p>
        </text:list-item>
      </text:list>
      <text:p text:style-name="P11"/>
      <text:p text:style-name="P14">I break it down into something I can understand. Types of content and design choices. Each of these is a potential barrier or stair. And then for each stair I visualize the techniques needed to make that content accessible as a ramp. As we make our way up the staircase, the elements become more complex, thus requiring more awareness, skills and resources to build in the virtual ramp.</text:p>
      <text:h text:style-name="Heading_20_2" text:outline-level="2">1. Text &amp; Solid <text:span text:style-name="T7">Structure</text:span></text:h>
      <text:p text:style-name="P15"><text:span text:style-name="T6">Electronic text is accessible by nature because it can be rendered into 3 sensory modes. It can be read as visual text, read aloud as sound and transformed into other formats such as braille. It can be easily translated into another language and a system can even transform text into images or simpler language making the content understandable to all users. </text:span></text:p>
      <text:list xml:id="list8336781288714403782" text:style-name="L3">
        <text:list-item>
          <text:p text:style-name="P26">Define the natural language &amp; mark language changes. </text:p>
        </text:list-item>
        <text:list-item>
          <text:p text:style-name="P26">Make page titles unique so users know they are in the right place.</text:p>
        </text:list-item>
        <text:list-item>
          <text:p text:style-name="P26">Keep the reading level as simple as possible. <text:s/></text:p>
        </text:list-item>
        <text:list-item>
          <text:p text:style-name="P25">Use HTML's built-in semantic structure<text:span text:style-name="T1">[1,4,8]</text:span> to code meaning directly into your content: </text:p>
          <text:list>
            <text:list-item>
              <text:p text:style-name="P26"><text:span text:style-name="T7">HTML comes with 6 levels for content </text:span>headings. <text:span text:style-name="T7">Correct logical heading hierarchy allows all users to quickly scan the page for relevant content. Visual users do this by scanning visually, blind and low-vision users can <text:s/>al and correct</text:span> </text:p>
            </text:list-item>
            <text:list-item>
              <text:p text:style-name="P26">lists, quotes, etc.</text:p>
            </text:list-item>
          </text:list>
        </text:list-item>
        <text:list-item>
          <text:p text:style-name="P25">Ensure templates have a doctype, charset &amp; page title (all needed for a valid code base). </text:p>
        </text:list-item>
      </text:list>
      <text:h text:style-name="Heading_20_2" text:outline-level="2">2. Navigation, Links &amp; Landmarks</text:h>
      <text:p text:style-name="P16">Navigation, links <text:span text:style-name="T8">and</text:span> landmarks, like stepping stones, <text:span text:style-name="T8">take you places and</text:span> help you find your way<text:span text:style-name="T1">[8]</text:span>. <text:span text:style-name="T8">They not only need to look distinctive, they need to sound distinctive. The importance of accessible navigational elements cannot be under estimated they are the foundation of the linked internet.</text:span></text:p>
      <text:list xml:id="list7054785001558627269" text:style-name="L4">
        <text:list-item>
          <text:p text:style-name="P28">Design well-planned, consistent navigation to make sites accessible <text:span text:style-name="T8">and</text:span> usable.</text:p>
        </text:list-item>
        <text:list-item>
          <text:p text:style-name="P27">Use unique self-describing meaningful words for linked text. <text:s/></text:p>
        </text:list-item>
        <text:list-item>
          <text:p text:style-name="P1"><text:span text:style-name="T8">Use</text:span> <text:span text:style-name="T8">the built-in semantic roles of </text:span>HTML<text:span text:style-name="T8">5</text:span> landmark tags to provide direct access to <text:span text:style-name="T8">key areas of a page</text:span>. <text:span text:style-name="T8">Tags such as nav, main, header, footer. The </text:span>ARIA <text:span text:style-name="T9">specification (Accessible Rich Internet </text:span><text:soft-page-break/><text:span text:style-name="T9">Applications)fills in </text:span>landmark roles<text:span text:style-name="T1">[8] </text:span><text:s/><text:span text:style-name="T8">where HTML tags fall short. Skip-navigation links can also provide direct access to main content. The main purpose of coding in landmarks and skip-links is to provide a method for all users to jump to important places. Users limited vision or limited mobility rely on these design features to efficiently scan though site content.</text:span></text:p>
        </text:list-item>
        <text:list-item>
          <text:p text:style-name="P29"><text:span text:style-name="T10">Always l</text:span>eave context changes <text:span text:style-name="T11">such link behaviours and changes in cursor focus</text:span> in the control of the user. <text:span text:style-name="T10">Something as simple as forcing a link into a new tab can disorientate any user, but especially users of screen readers. The “focus” of the cursor defines where the user is on the page. If an element, such as a modal pop-up cannot receive focus via key board, it remain completely invisible to screen reader users and inaccessible to keyboard users. For example, a dynamic refresh on the page can disorientate a user by moving the cursor's focus back to the beginning of the page.</text:span></text:p>
        </text:list-item>
      </text:list>
      <text:h text:style-name="Heading_20_2" text:outline-level="2">3. Images &amp; Charts </text:h>
      <text:p text:style-name="Text_20_body">Images are not text and need a text-based description or alternative to make them accessible. The goal of text descriptions and alternatives is to maintain the meaning of the document whether you can see the image or not. The alt attribute is required, but can be left empty in circumstances where the image provides no meaning <text:span text:style-name="T12">or</text:span> is described elsewhere in the content <text:span text:style-name="T12">nearby.</text:span></text:p>
      <text:list xml:id="list5813284180617155343" text:style-name="L5">
        <text:list-item>
          <text:p text:style-name="P30">Provide meaningful text alternatives for all content images. </text:p>
        </text:list-item>
        <text:list-item>
          <text:p text:style-name="P30">Use the <text:span text:style-name="Source_20_Text">alt</text:span> attribute is required, but: </text:p>
          <text:list>
            <text:list-item>
              <text:p text:style-name="P30">Keep it succinct as it is read inline <text:span text:style-name="T12">along side other content</text:span>. <text:span text:style-name="T12">Non more than o</text:span>ne-hundred characters is a good rule of thumb. </text:p>
            </text:list-item>
            <text:list-item>
              <text:p text:style-name="P30">Leave the it blank (<text:span text:style-name="Source_20_Text">alt=""</text:span>) when the image is purely decorative. </text:p>
            </text:list-item>
            <text:list-item>
              <text:p text:style-name="P30">Leave the it blank when the image's meaning is fully described in the text near by. </text:p>
            </text:list-item>
            <text:list-item>
              <text:p text:style-name="P30">Do not repeat <text:span text:style-name="Source_20_Text">alt</text:span> attribute content in the title attribute - may cause unnecessary verbosity for screen reader users. </text:p>
            </text:list-item>
            <text:list-item>
              <text:p text:style-name="P30">Describe the function of the link in the alt, if the image is a hyperlink. </text:p>
            </text:list-item>
          </text:list>
        </text:list-item>
        <text:list-item>
          <text:p text:style-name="P2">For charts or complex images you may need to link to supplementary content or use the <text:span text:style-name="Source_20_Text">longdesc</text:span> attribute. </text:p>
        </text:list-item>
      </text:list>
      <text:p text:style-name="P17">Keep in mind that context is very important when it comes to alternative descriptions for images. The content creator or content expert needs to think carefully about how to describe images to maintain the page's meaning whether the user can see the image or not. A good understanding of the image's purpose and the user's goal is critical to getting it just right.</text:p>
      <text:h text:style-name="Heading_20_2" text:outline-level="2">4. Tables, Forms &amp; Interactives</text:h>
      <text:p text:style-name="P18"><text:span text:style-name="T13">As we make our way up the steps, structures become more complex, and require more skill to make them accessible.</text:span> HTML <text:span text:style-name="T13">forms</text:span> <text:span text:style-name="T13">and tables are complex by nature, so the first design</text:span> consider<text:span text:style-name="T13">ation is </text:span>simplification whenever possible. </text:p>
      <text:p text:style-name="P18"><text:span text:style-name="T13">Forms are where interaction takes place. Many things can go wrong. Our goal is successful completion. Determine data requirements, form flow and error handling first. For successful user interaction the keyboard must be our guide. </text:span></text:p>
      <text:p text:style-name="P19">The demand for interactive elements is very high. Designers want to engage with their users and users want to be successfully engaged. In online learning environments, gamification of learning activities is very popular. Interactive layouts designed for online engagement are also popular. As we introduce these dynamic feature and complex structures we have to be careful to not unintentionally introduce <text:soft-page-break/>barriers.</text:p>
      <text:h text:style-name="Heading_20_3" text:outline-level="3">Table structure conveys meaning</text:h>
      <text:list xml:id="list4936058979769379538" text:style-name="L6">
        <text:list-item>
          <text:p text:style-name="P31">Use the rich semantic mark-up available for tables to make data relationships clear. </text:p>
          <text:list>
            <text:list-item>
              <text:p text:style-name="P31"><text:span text:style-name="Source_20_Text">caption</text:span>, </text:p>
            </text:list-item>
            <text:list-item>
              <text:p text:style-name="P31"><text:span text:style-name="Source_20_Text">thead</text:span>, </text:p>
            </text:list-item>
            <text:list-item>
              <text:p text:style-name="P31"><text:span text:style-name="Source_20_Text">tfoot</text:span>, </text:p>
            </text:list-item>
            <text:list-item>
              <text:p text:style-name="P31"><text:span text:style-name="Source_20_Text">tbody</text:span> </text:p>
            </text:list-item>
          </text:list>
        </text:list-item>
        <text:list-item>
          <text:p text:style-name="P31">Appropriately distinguish table header cells from data cells on rows &amp; columns. </text:p>
          <text:list>
            <text:list-item>
              <text:p text:style-name="P31"><text:span text:style-name="Source_20_Text">th</text:span>, </text:p>
            </text:list-item>
            <text:list-item>
              <text:p text:style-name="P31"><text:span text:style-name="Source_20_Text">td</text:span> </text:p>
            </text:list-item>
          </text:list>
        </text:list-item>
        <text:list-item>
          <text:p text:style-name="P3">Do not use tables for layout. They are for tabular data only! </text:p>
        </text:list-item>
      </text:list>
      <text:h text:style-name="Heading_20_3" text:outline-level="3">Forms &amp; Interactives are complex by nature</text:h>
      <text:list xml:id="list3777873302143338371" text:style-name="L7">
        <text:list-item>
          <text:p text:style-name="P32">Keep user control &amp; keyboard access top of mind. </text:p>
        </text:list-item>
        <text:list-item>
          <text:p text:style-name="P32">Use &amp; associate labels for every form control. </text:p>
        </text:list-item>
        <text:list-item>
          <text:p text:style-name="P32">Use the button element when you need a button. </text:p>
        </text:list-item>
        <text:list-item>
          <text:p text:style-name="P32">Exploit group form controls to create meaningful organization - legend, fieldset, optgroup. Organizational meaning is good for usability. </text:p>
        </text:list-item>
        <text:list-item>
          <text:p text:style-name="P32">Design clear error identification <text:span text:style-name="T14">and</text:span> intuitive error handling by clearly telling the user where they have gone wrong, how to fix the problem <text:span text:style-name="T14">and</text:span> when they have succeeded. Provide reasonable time-outs (think user control). </text:p>
        </text:list-item>
        <text:list-item>
          <text:p text:style-name="P4">Employ ARIA<text:span text:style-name="T1">[8]</text:span> to define roles <text:span text:style-name="T14">and</text:span> behaviours that HTML cannot describe. This is particularly important for forms <text:span text:style-name="T14">and</text:span> interactive structures that use forms. </text:p>
        </text:list-item>
      </text:list>
      <text:p text:style-name="P20">Thinking about your content in a way that provides the least level of structural complexity will go a long way for helping your users access it. Why use a table when headings and lists will more than adequately describe the hierarchi<text:span text:style-name="T15">c</text:span>al relationships of the content? When a table <text:span text:style-name="T15">is</text:span> needed for tabular data, <text:span text:style-name="T15">u</text:span>s<text:span text:style-name="T15">e</text:span> <text:span text:style-name="T15">the built-in </text:span>semantic<text:span text:style-name="T15">s</text:span> <text:span text:style-name="T15">to streamline reading. Highly semantic tables are also much easier to style through natural parent-child relationships.</text:span></text:p>
      <text:p text:style-name="Text_20_body">Note: most legal cases have happened around inaccessible tables <text:span text:style-name="T14">and</text:span> forms<text:span text:style-name="T1">[11]</text:span>.</text:p>
      <text:h text:style-name="Heading_20_2" text:outline-level="2">5. Colour &amp; Layout</text:h>
      <text:p text:style-name="P21"><text:span text:style-name="T15">Up until now, we have been focusing on HTML and structure. Now we will turn our attention to how design choices can make the difference between accessible pages or pages with barriers. </text:span>CSS is the standard to use for presentation. Use it correctly to maintain global control of your layout &amp; design. Using CSS &amp; HTML together properly is <text:span text:style-name="T16">the most efficient </text:span>method <text:span text:style-name="T16">to</text:span> making your content accessible <text:span text:style-name="T16">and your website</text:span> easier to maintain. <text:span text:style-name="T17">One of the early decisions in the visual design process is th choice </text:span></text:p>
      <text:list xml:id="list1920616940184426589" text:style-name="L8">
        <text:list-item>
          <text:p text:style-name="P33">Choose colours wisely &amp; test for sufficient contrast ratios. </text:p>
        </text:list-item>
        <text:list-item>
          <text:p text:style-name="P33">Avoid confusing colours<text:span text:style-name="T1">[3]</text:span>. </text:p>
        </text:list-item>
        <text:list-item>
          <text:p text:style-name="P5">Don't rely on colour alone for meaning.</text:p>
        </text:list-item>
        <text:list-item>
          <text:p text:style-name="P5"><text:span text:style-name="T16">Beware of the WYSIWYG editor's [[Lewis]]. Providing web authors a writing style guides can help maintain consistency on sites and prevent the proliferation of inline styling.</text:span></text:p>
        </text:list-item>
        <text:list-item>
          <text:p text:style-name="P22"><text:soft-page-break/>Ensure that when styles are turned off that the layout of the content is presented in logical reading order from top to bottom.</text:p>
        </text:list-item>
      </text:list>
      <text:p text:style-name="P23">Using open standards together with web industry best practices gives you the biggest return on your design investment.</text:p>
      <text:h text:style-name="Heading_20_2" text:outline-level="2">6. Audio, Video &amp; Other formats</text:h>
      <text:p text:style-name="P24"><text:span text:style-name="T17">Like images, audio and video (multimedia content) are not text, thus text-based alternatives must be provided in order to make this accessible and engaging for all users.</text:span></text:p>
      <text:list xml:id="list2623146849931150333" text:style-name="L9">
        <text:list-item>
          <text:p text:style-name="P34">Provide captions for video &amp; transcripts for audio. <text:span text:style-name="T17">Text-based captions provide several other benefits such as searchability and findability.</text:span></text:p>
        </text:list-item>
        <text:list-item>
          <text:p text:style-name="P34">For ultimate accessibility describe video when the meaning cannot be understood by the soundtrack alone. </text:p>
        </text:list-item>
        <text:list-item>
          <text:p text:style-name="P34">Controls for media must be operable by the keyboard <text:span text:style-name="T17">in order to be accessible.</text:span></text:p>
        </text:list-item>
        <text:list-item>
          <text:p text:style-name="P6">Do not auto-play anything<text:span text:style-name="T1">[16]</text:span> (think user control). <text:span text:style-name="T17">Autoplaying sound or video is highly annoying generally to all users, and particularly problematic for users in quiet environments or screen readers who are already receiving sounding put from their navigation tool.</text:span> </text:p>
        </text:list-item>
      </text:list>
      <text:p text:style-name="P24"><text:span text:style-name="T17">HTML is the native content type for the web. Thus, the natural choice; however, other document types do exist and find themselves on the web. </text:span>For other formats, such as PDF or Word documents, first ask is there a reason not to use HTML? When HTML is not an option, follow the same principles (WCAG) discussed here to make content in documents accessible.</text:p>
      <text:h text:style-name="Heading_20_2" text:outline-level="2">Conclusions</text:h>
      <text:p text:style-name="Text_20_body">Creating websites that meet the needs of people with disabilities overlaps with people with situational limitations such as being in a loud environment, having limited use of hands, using a mobile device, using old hardware or having limited access to bandwidth<text:span text:style-name="T1">[7]</text:span>. Just as access ramps &amp; curb cuts benefit more than just people in wheelchairs, the <text:span text:style-name="T2">virtual ramp</text:span> or <text:span text:style-name="T2">electronic curb cut</text:span><text:span text:style-name="T1">[9]</text:span> benefits more than just people using assistive technology. Making accessibility a priority in the design process helps us build better websites &amp; brings us closer to a universal web<text:span text:style-name="T1">[7]</text:span>. </text:p>
      <text:h text:style-name="Heading_20_2" text:outline-level="2">References</text:h>
      <text:list xml:id="list3830714847048477603" text:style-name="L10">
        <text:list-item>
          <text:p text:style-name="P35">(2013) Semantic Structure. <text:a xlink:type="simple" xlink:href="http://webaim.org/techniques/semanticstructure/">WebAIM.org</text:a>. </text:p>
        </text:list-item>
        <text:list-item>
          <text:p text:style-name="P35"><text:a xlink:type="simple" xlink:href="http://wikipedia.org/wiki/Don%27t_repeat_yourself">Don't repeat yourself</text:a>. Wikipedia. </text:p>
        </text:list-item>
        <text:list-item>
          <text:p text:style-name="P35">Brewer, C., Harrower, M. &amp; Pennsylvania State University. <text:a xlink:type="simple" xlink:href="http://colorbrewer2.org/"><text:span text:style-name="T2">Color Brewer 2.0</text:span></text:a>. </text:p>
        </text:list-item>
        <text:list-item>
          <text:p text:style-name="P35">Clark, J. (2003). <text:span text:style-name="T2">Building accessible websites</text:span>. Indianapolis: New Riders. </text:p>
        </text:list-item>
        <text:list-item>
          <text:p text:style-name="P35">Clark, J. (2005). Facts and opinions about PDF accessibility. <text:a xlink:type="simple" xlink:href="http://alistapart.com/article/pdf_accessibility"><text:span text:style-name="T2">A List Apart</text:span></text:a>. </text:p>
        </text:list-item>
        <text:list-item>
          <text:p text:style-name="P35">Hanson, V. &amp; Richards, J. (2013). Progress on website accessibility? <text:span text:style-name="T2">ACM Transactions on the Web, 7</text:span>(1). DOI:10.1145/2435215.2435217 </text:p>
        </text:list-item>
        <text:list-item>
          <text:p text:style-name="P35">Henry, S., Abou-Zahra, S., &amp; Brewer, J. (2014). The role of accessibility in a universal web. Paper presented at the <text:span text:style-name="T2">W4A - 11th Web for All 2014 Conference</text:span>. DOI:10.1145/2596695.2596719 </text:p>
        </text:list-item>
        <text:list-item>
          <text:p text:style-name="P35">Horton, S. &amp; Quesenbery, W. (2014). <text:span text:style-name="T2">A Web for everyone: Designing accessible user experiences</text:span>. Brooklyn: Rosenfeld Media. </text:p>
        </text:list-item>
        <text:list-item>
          <text:p text:style-name="P36">Jacobs, S. (1999). <text:a xlink:type="simple" xlink:href="http://www.accessiblesociety.org/topics/technolog/eleccurbcut.htm">Section 255 of the Telecommunications Act of 1996: Fueling the Creation of </text:a><text:soft-page-break/><text:a xlink:type="simple" xlink:href="http://www.accessiblesociety.org/topics/technolog/eleccurbcut.htm">New Electronic Curbcuts</text:a>. <text:span text:style-name="T18">(see also: http://www.icdri.org/technology/ecceff.htm)</text:span></text:p>
        </text:list-item>
        <text:list-item>
          <text:p text:style-name="P35">Lazar, J., Dudley-Sponaugle, A. &amp; Greenidge, K. (2004). Improving web accessibility: as study of web master perceptions. <text:span text:style-name="T2">Computers in Human Behavior</text:span>, 20(2). pp 269-288. DOI: 10.1016/j.chb.2003.10.018 </text:p>
        </text:list-item>
        <text:list-item>
          <text:p text:style-name="P35">Monsebraaten, L. (2012). <text:a xlink:type="simple" xlink:href="http://www.thestar.com/news/gta/2012/05/31/toronto_woman_wins_second_victory_ordering_government_websites_accessible_to_blind.html">Toronto woman wins second victory ordering government websites accessible to the blind</text:a>. <text:span text:style-name="T2">Toronto Star</text:span>. </text:p>
        </text:list-item>
        <text:list-item>
          <text:p text:style-name="P35">Richards, J., Montague, K. &amp; Hanson, V. (2012). Web Accessibility as a Side Effect, <text:span text:style-name="T2">ASSETS '12 Proceedings of the 14th International ACM SIGACCESS Conference on Computers &amp; Accessibility</text:span>. pp 79-86. </text:p>
        </text:list-item>
        <text:list-item>
          <text:p text:style-name="P35">CSS. <text:a xlink:type="simple" xlink:href="http://www.w3.org/TR/CSS">http://www.w3.org/TR/CSS</text:a> </text:p>
        </text:list-item>
        <text:list-item>
          <text:p text:style-name="P36">WAI-ARI. <text:a xlink:type="simple" xlink:href="http://www.w3.org/TR/wai-aria">http://www.w3.org/TR/wai-aria</text:a> <text:span text:style-name="T18">(see also: http://www.w3.org/TR/aria-in-html/)</text:span></text:p>
        </text:list-item>
        <text:list-item>
          <text:p text:style-name="P35">WCAG 2.0. <text:a xlink:type="simple" xlink:href="http://www.w3.org/TR/WCAG20">http://www.w3.org/TR/WCAG20</text:a> </text:p>
        </text:list-item>
        <text:list-item>
          <text:p text:style-name="P35">WCAG Samurai: <text:a xlink:type="simple" xlink:href="http://www.wcagsamurai.org/">http://www.wcagsamurai.org</text:a> </text:p>
        </text:list-item>
        <text:list-item>
          <text:p text:style-name="P7">WCAG 1.0: <text:a xlink:type="simple" xlink:href="http://www.w3.org/TR/WAI-WEBCONTENT">http://www.w3.org/TR/WAI-WEBCONTENT</text:a> </text:p>
        </text:list-item>
      </text:list>
      <text:h text:style-name="Heading_20_2" text:outline-level="2">Acknowledgements</text:h>
      <text:p text:style-name="Text_20_body">Special thanks to the <text:a xlink:type="simple" xlink:href="http://www.accessibleicon.org/icon.html"><text:span text:style-name="Citation">Accessible Icon Project</text:span></text:a> for a beautiful ic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1T18:21:59.713995000</meta:creation-date>
    <dc:date>2015-04-11T23:39:23.503697000</dc:date>
    <meta:editing-duration>PT5H16M15S</meta:editing-duration>
    <meta:editing-cycles>7</meta:editing-cycles>
    <meta:generator>LibreOffice/4.1.5.3$MacOSX_x86 LibreOffice_project/1c1366bba2ba2b554cd2ca4d87c06da81c05d24</meta:generator>
    <meta:document-statistic meta:table-count="0" meta:image-count="1" meta:object-count="0" meta:page-count="6" meta:paragraph-count="100" meta:word-count="2311" meta:character-count="14311" meta:non-whitespace-character-count="12103"/>
  </office:meta>
</office:document-meta>
</file>